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pitch="variable"/>
    <style:font-face style:name="0" svg:font-family="0" style:font-family-generic="roma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01" svg:font-family="0" style:font-family-generic="swiss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011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font-size="18pt"/>
    </style:style>
    <style:style style:name="P2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.141cm" fo:text-align="center" fo:text-indent="0cm">
        <style:tab-stops>
          <style:tab-stop style:position="19.05cm" style:type="right"/>
        </style:tab-stops>
      </style:paragraph-properties>
      <style:text-properties fo:color="#000000" style:font-name="0" fo:font-size="18pt" fo:font-weight="bold" style:font-weight-asian="bold" style:font-name-complex="0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align="center" fo:text-indent="0cm"/>
      <style:text-properties fo:font-size="36pt" fo:font-weight="normal" style:font-size-asian="36pt" style:font-weight-asian="normal" style:font-size-complex="36pt" style:font-weight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.141cm" fo:text-align="center" fo:text-indent="0cm">
        <style:tab-stops>
          <style:tab-stop style:position="19.05cm" style:type="right"/>
        </style:tab-stops>
      </style:paragraph-properties>
      <style:text-properties fo:color="#000000" style:font-name="0" fo:font-size="36pt" fo:font-weight="normal" style:font-size-asian="36pt" style:font-weight-asian="normal" style:font-name-complex="0" style:font-size-complex="36pt" style:font-weight-complex="normal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0cm" fo:margin-right="0cm" fo:text-align="start" fo:text-indent="0cm"/>
      <style:text-properties fo:font-size="18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size-asian="28pt" style:font-weight-asian="bold" style:font-name-complex="0" style:font-size-complex="28pt" style:font-weight-complex="bold"/>
    </style:style>
    <style:style style:name="T2" style:family="text">
      <style:text-properties fo:color="#000000" style:font-name="Segoe UI" fo:font-size="32pt" fo:font-weight="bold" style:font-size-asian="32pt" style:font-weight-asian="bold" style:font-name-complex="0" style:font-size-complex="32pt" style:font-weight-complex="bold"/>
    </style:style>
    <style:style style:name="T3" style:family="text">
      <style:text-properties fo:color="#000000" style:text-position="super 58%" style:font-name="Segoe UI Semibold" fo:font-size="36pt" style:font-size-asian="36pt" style:font-name-complex="0" style:font-size-complex="36pt"/>
    </style:style>
    <style:style style:name="T4" style:family="text">
      <style:text-properties fo:color="#000000" style:font-name="Segoe UI" fo:font-size="36pt" style:font-size-asian="36pt" style:font-name-complex="0" style:font-size-complex="36pt"/>
    </style:style>
    <style:style style:name="T5" style:family="text">
      <style:text-properties fo:color="#000000" style:font-name="Segoe UI" fo:font-size="36pt" fo:font-weight="bold" style:font-size-asian="36pt" style:font-weight-asian="bold" style:font-name-complex="0" style:font-size-complex="36pt" style:font-weight-complex="bold"/>
    </style:style>
    <style:style style:name="T6" style:family="text">
      <style:text-properties fo:color="#000000" style:font-name="Segoe UI" fo:font-size="36pt" fo:font-weight="normal" style:font-size-asian="36pt" style:font-weight-asian="normal" style:font-name-complex="0" style:font-size-complex="36pt" style:font-weight-complex="normal"/>
    </style:style>
    <style:style style:name="T7" style:family="text">
      <style:text-properties fo:color="#000000" style:font-name="0" fo:font-size="18pt" style:font-name-complex="0"/>
    </style:style>
    <style:style style:name="T8" style:family="text">
      <style:text-properties fo:color="#000000" style:font-name="Segoe UI Semibold" fo:font-size="16pt" fo:font-weight="bold" style:font-size-asian="16pt" style:font-weight-asian="bold" style:font-name-complex="0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3.876cm" svg:height="3.204cm" svg:x="1.661cm" svg:y="0.481cm">
          <draw:text-box>
            <text:p text:style-name="P1"><text:span text:style-name="T1">HYMN #638</text:span></text:p>
            <text:p text:style-name="P1"><text:span text:style-name="T2">“</text:span><text:span text:style-name="T2">Eat This Bread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3.876cm" svg:height="7.011cm" svg:x="1.778cm" svg:y="0.609cm">
          <draw:text-box>
            <text:p text:style-name="P4"><text:span text:style-name="T3">Refrain:</text:span><text:span text:style-name="T4"> </text:span><text:span text:style-name="T5">Eat this bread, drink this cup,</text:span></text:p>
            <text:p text:style-name="P4"><text:span text:style-name="T5">Come to Him and never be hungry.</text:span></text:p>
            <text:p text:style-name="P4"><text:span text:style-name="T5">Eat this bread, drink this cup,</text:span></text:p>
            <text:p text:style-name="P4"><text:span text:style-name="T5">Trust in Him and you will not thir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4.892cm" svg:height="3.81cm" svg:x="1.524cm" svg:y="0.508cm">
          <draw:text-box>
            <text:p text:style-name="P4"><text:span text:style-name="T6">1. </text:span><text:span text:style-name="T5">This is His body given for you; </text:span></text:p>
            <text:p text:style-name="P4"><text:span text:style-name="T5"><text:s text:c="3"/></text:span><text:span text:style-name="T5">this is His blood that was shed for you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3.876cm" svg:height="7.011cm" svg:x="1.778cm" svg:y="0.508cm">
          <draw:text-box>
            <text:p text:style-name="P4"><text:span text:style-name="T3">Refrain:</text:span><text:span text:style-name="T4"> </text:span><text:span text:style-name="T5">Eat this bread, drink this cup,</text:span></text:p>
            <text:p text:style-name="P4"><text:span text:style-name="T5">Come to Him and never be hungry.</text:span></text:p>
            <text:p text:style-name="P4"><text:span text:style-name="T5">Eat this bread, drink this cup,</text:span></text:p>
            <text:p text:style-name="P4"><text:span text:style-name="T5">Trust in Him and you will not thir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030_25_20Wt._25_20Intro" presentation:presentation-page-layout-name="AL1T0">
        <office:forms form:automatic-focus="false" form:apply-design-mode="false"/>
        <draw:frame draw:style-name="gr5" draw:text-style-name="P5" draw:layer="layout" svg:width="24.892cm" svg:height="7.112cm" svg:x="1.524cm" svg:y="0.508cm">
          <draw:text-box>
            <text:p text:style-name="P4"><text:span text:style-name="T6">2. </text:span><text:span text:style-name="T5">As often as you eat this bread </text:span></text:p>
            <text:p text:style-name="P4"><text:span text:style-name="T5"><text:s text:c="3"/></text:span><text:span text:style-name="T5">and drink this cup, </text:span></text:p>
            <text:p text:style-name="P4"><text:span text:style-name="T5"><text:s text:c="3"/></text:span><text:span text:style-name="T5">you show His death </text:span></text:p>
            <text:p text:style-name="P4"><text:span text:style-name="T5">until He comes agai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3.876cm" svg:height="7.011cm" svg:x="2.032cm" svg:y="0.508cm">
          <draw:text-box>
            <text:p text:style-name="P4"><text:span text:style-name="T3">Refrain:</text:span><text:span text:style-name="T4"> </text:span><text:span text:style-name="T5">Eat this bread, drink this cup,</text:span></text:p>
            <text:p text:style-name="P4"><text:span text:style-name="T5">Come to Him and never be hungry.</text:span></text:p>
            <text:p text:style-name="P4"><text:span text:style-name="T5">Eat this bread, drink this cup,</text:span></text:p>
            <text:p text:style-name="P4"><text:span text:style-name="T5">Trust in Him and you will not thir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_31_030_25_20Wt._25_20Intro" presentation:presentation-page-layout-name="AL1T0">
        <office:forms form:automatic-focus="false" form:apply-design-mode="false"/>
        <draw:frame draw:style-name="gr6" draw:text-style-name="P8" draw:layer="layout" svg:width="25.146cm" svg:height="5.321cm" svg:x="1.364cm" svg:y="0.524cm">
          <draw:text-box>
            <text:p text:style-name="P7"><text:span text:style-name="T6">3. </text:span><text:span text:style-name="T5">Eat His flesh and drink His blood,</text:span></text:p>
            <text:p text:style-name="P7"><text:span text:style-name="T5">and Christ will raise you up</text:span></text:p>
            <text:p text:style-name="P7"><text:span text:style-name="T5">on the Last Day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3.876cm" svg:height="7.011cm" svg:x="2.032cm" svg:y="0.508cm">
          <draw:text-box>
            <text:p text:style-name="P4"><text:span text:style-name="T3">Refrain:</text:span><text:span text:style-name="T4"> </text:span><text:span text:style-name="T5">Eat this bread, drink this cup,</text:span></text:p>
            <text:p text:style-name="P4"><text:span text:style-name="T5">Come to Him and never be hungry.</text:span></text:p>
            <text:p text:style-name="P4"><text:span text:style-name="T5">Eat this bread, drink this cup,</text:span></text:p>
            <text:p text:style-name="P4"><text:span text:style-name="T5">Trust in Him and you will not thir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3.622cm" svg:height="3.81cm" svg:x="2.286cm" svg:y="0.508cm">
          <draw:text-box>
            <text:p text:style-name="P9"><text:span text:style-name="T6">4. </text:span><text:span text:style-name="T5">Anyone who eats this bread will live </text:span></text:p>
            <text:p text:style-name="P9"><text:span text:style-name="T5"><text:s text:c="3"/></text:span><text:span text:style-name="T5">forev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3.876cm" svg:height="7.011cm" svg:x="2.286cm" svg:y="0.508cm">
          <draw:text-box>
            <text:p text:style-name="P4"><text:span text:style-name="T3">Refrain:</text:span><text:span text:style-name="T4"> </text:span><text:span text:style-name="T5">Eat this bread, drink this cup,</text:span></text:p>
            <text:p text:style-name="P4"><text:span text:style-name="T5">Come to Him and never be hungry.</text:span></text:p>
            <text:p text:style-name="P4"><text:span text:style-name="T5">Eat this bread, drink this cup,</text:span></text:p>
            <text:p text:style-name="P4"><text:span text:style-name="T5">Trust in Him and you will not thir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_31_030_25_20Wt._25_20Intro" presentation:presentation-page-layout-name="AL1T0">
        <office:forms form:automatic-focus="false" form:apply-design-mode="false"/>
        <draw:frame draw:style-name="gr7" draw:text-style-name="P5" draw:layer="layout" svg:width="25.146cm" svg:height="4.334cm" svg:x="1.27cm" svg:y="0.508cm">
          <draw:text-box>
            <text:p text:style-name="P4"><text:span text:style-name="T6">5. </text:span><text:span text:style-name="T5">If we believe and eat this bread,</text:span></text:p>
            <text:p text:style-name="P4"><text:span text:style-name="T5">we will have eternal life. </text:span><text:span text:style-name="T7"><text:line-break/></text:span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_31_030_25_20Wt._25_20Intro" presentation:presentation-page-layout-name="AL1T0">
        <office:forms form:automatic-focus="false" form:apply-design-mode="false"/>
        <draw:frame draw:style-name="gr8" draw:text-style-name="P5" draw:layer="layout" svg:width="23.876cm" svg:height="13.761cm" svg:x="1.918cm" svg:y="0.548cm">
          <draw:text-box>
            <text:p text:style-name="P4"><text:span text:style-name="T3">Refrain:</text:span><text:span text:style-name="T4"> </text:span><text:span text:style-name="T5">Eat this bread, drink this cup,</text:span></text:p>
            <text:p text:style-name="P4"><text:span text:style-name="T5">Come to Him and never be hungry.</text:span></text:p>
            <text:p text:style-name="P4"><text:span text:style-name="T5">Eat this bread, drink this cup,</text:span></text:p>
            <text:p text:style-name="P4"><text:span text:style-name="T5">Trust in Him and you will not thirst.</text:span></text:p>
            <text:p text:style-name="P4"><text:span text:style-name="T8"/></text:p>
            <text:p text:style-name="P10"><text:span text:style-name="T8">© 1998 Concordia Publishing House. </text:span></text:p>
            <text:p text:style-name="P10"><text:span text:style-name="T8">Used by permission: </text:span></text:p>
            <text:p text:style-name="P10"><text:span text:style-name="T8">LSB Hymn License .NET, no. 100011038.</text:span><text:span text:style-name="T8"><text:line-break/></text:span><text:span text:style-name="T8">© 1984 Ateliers et Presses de Taizé, </text:span></text:p>
            <text:p text:style-name="P10"><text:span text:style-name="T8">Taizé Community, France; admin. </text:span></text:p>
            <text:p text:style-name="P10"><text:span text:style-name="T8">GIA Publications, Inc.</text:span></text:p>
            <text:p text:style-name="P10"><text:span text:style-name="T8">Used by permission:LSB Hymn License</text:span></text:p>
            <text:p text:style-name="P10"><text:span text:style-name="T8">.NET, no. 100011038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pitch="variable"/>
    <style:font-face style:name="0" svg:font-family="0" style:font-family-generic="roma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01" svg:font-family="0" style:font-family-generic="swiss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8T14:07:01.009000000</meta:creation-date>
    <dc:title>bluwht blank</dc:title>
    <meta:editing-duration>PT9M28S</meta:editing-duration>
    <meta:editing-cycles>4</meta:editing-cycles>
    <meta:generator>LibreOffice/6.1.5.2$Windows_X86_64 LibreOffice_project/90f8dcf33c87b3705e78202e3df5142b201bd805</meta:generator>
    <dc:date>2019-04-27T11:16:05.542000000</dc:date>
    <meta:document-statistic meta:object-count="68"/>
  </office:meta>
</office:document-meta>
</file>